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7.007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36cm" fo:min-width="8.853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917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29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color="#000000" draw:marker-start="Arrow" draw:marker-start-width="0.203cm" draw:marker-end="Arrow" draw:marker-end-width="0.305cm" draw:fill="none" draw:textarea-vertical-align="middle" loext:decorative="false"/>
    </style:style>
    <style:style style:name="gr3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38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3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43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44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58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gr61" style:family="graphic" style:parent-style-name="objectwithoutfill">
      <style:graphic-properties svg:stroke-color="#000000" draw:marker-start="Arrow" draw:marker-start-width="0.305cm" draw:marker-end="" draw:marker-end-width="0.203cm" draw:fill="none" draw:textarea-vertical-align="middle" loext:decorative="false"/>
    </style:style>
    <style:style style:name="gr62" style:family="graphic" style:parent-style-name="objectwithoutfill">
      <style:graphic-properties svg:stroke-color="#000000" draw:marker-start="" draw:marker-end="Arrow" draw:marker-end-width="0.203cm" draw:fill="none" draw:textarea-vertical-align="middle" loext:decorative="false"/>
    </style:style>
    <style:style style:name="gr6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45cm" fo:min-width="4.453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19" style:family="paragraph"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0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1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2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3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34" style:family="paragraph">
      <loext:graphic-properties draw:fill="hatch" draw:fill-color="#f7d1d5" draw:fill-hatch-name="Red_20_90_20_Degrees_20_Crossed_20_13" draw:fill-hatch-solid="false" draw:opacity="0%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257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491cm" svg:height="0.854cm" svg:x="15.331cm" svg:y="7.115cm">
          <text:list text:style-name="L3">
            <text:list-header>
              <text:p text:style-name="P4"><text:span text:style-name="T1">3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xml:id="id1" draw:id="id1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1" draw:id="id11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675cm" svg:height="1.447cm" svg:x="1.725cm" svg:y="12.795cm">
          <text:list text:style-name="L3">
            <text:list-item>
              <text:p text:style-name="P9"><text:span text:style-name="T3">2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484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3" draw:id="id3" draw:layer="layout" svg:width="1.702cm" svg:height="0.61cm" svg:x="12.903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015cm" svg:height="2.04cm" svg:x="16.561cm" svg:y="16.788cm">
          <text:list text:style-name="L3">
            <text:list-header>
              <text:p text:style-name="P4"><text:span text:style-name="T1">a), b) Mail resources</text:span></text:p>
            </text:list-header>
            <text:list-item>
              <text:p text:style-name="P4"><text:span text:style-name="T1">retrieval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209cm" svg:height="2.633cm" svg:x="5.808cm" svg:y="16.448cm">
          <text:list text:style-name="L3">
            <text:list-header>
              <text:p text:style-name="P4"><text:span text:style-name="T1">1 Store</text:span></text:p>
            </text:list-header>
            <text:list-item>
              <text:p text:style-name="P4"><text:span text:style-name="T1">mail resources</text:span></text:p>
            </text:list-item>
            <text:list-item>
              <text:p text:style-name="P4"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209cm" svg:height="2.04cm" svg:x="27.181cm" svg:y="17.1cm">
          <text:list text:style-name="L3">
            <text:list-header>
              <text:p text:style-name="P4"><text:span text:style-name="T1">5 Fetch</text:span></text:p>
            </text:list-header>
            <text:list-item>
              <text:p text:style-name="P4"><text:span text:style-name="T1">placeholder message</text:span></text:p>
            </text:list-item>
            <text:list-item>
              <text:p text:style-name="P4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484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r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675cm" svg:height="1.447cm" svg:x="28.831cm" svg:y="15.53cm">
          <text:list text:style-name="L3">
            <text:list-header>
              <text:p text:style-name="P4"><text:span text:style-name="T1">4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0" draw:id="id10" draw:layer="layout" svg:width="1.702cm" svg:height="0.61cm" svg:x="23.519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10.16cm" svg:height="1.334cm" svg:x="13.954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5" draw:layer="layout" svg:width="7.686cm" svg:height="0.854cm" svg:x="15.763cm" svg:y="11.178cm">
          <text:list text:style-name="L3">
            <text:list-item>
              <text:p text:style-name="P19"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20" draw:layer="layout" svg:width="10.287cm" svg:height="1.346cm" svg:x="13.9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1" draw:layer="layout" svg:width="1.738cm" svg:height="0.854cm" svg:x="17.974cm" svg:y="5.643cm">
          <text:list text:style-name="L3">
            <text:list-item>
              <text:p text:style-name="P19"><text:span text:style-name="T3">DKI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5" draw:layer="layout" svg:width="8.253cm" svg:height="0.854cm" svg:x="14.951cm" svg:y="22.676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5" draw:layer="layout" svg:width="8.279cm" svg:height="0.854cm" svg:x="14.966cm" svg:y="22.007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3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3" xml:id="id5" draw:id="id5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4" draw:layer="layout" draw:type="line" svg:x1="1.509cm" svg:y1="17.841cm" svg:x2="1.518cm" svg:y2="8.345cm" draw:start-shape="id1" draw:start-glue-point="16" draw:end-shape="id2" draw:end-glue-point="2" svg:d="M1509 17841l9-9496" svg:viewBox="0 0 10 9497">
          <text:p/>
        </draw:connector>
        <draw:custom-shape draw:style-name="gr27" draw:text-style-name="P25" xml:id="id9" draw:id="id9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7.961cm" svg:height="0.854cm" svg:x="2.114cm" svg:y="22.24cm">
          <text:list text:style-name="L3">
            <text:list-item>
              <text:p text:style-name="P26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27" draw:layer="layout" svg:width="8.016cm" svg:height="0.854cm" svg:x="2.114cm" svg:y="23.162cm">
          <text:list text:style-name="L3">
            <text:list-item>
              <text:p text:style-name="P26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5" draw:layer="layout" svg:width="8.19cm" svg:height="0.854cm" svg:x="14.951cm" svg:y="23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3" draw:text-style-name="P24" draw:layer="layout" draw:type="line" svg:x1="5.701cm" svg:y1="19.111cm" svg:x2="12.903cm" svg:y2="19.096cm" draw:start-shape="id1" draw:start-glue-point="1" draw:end-shape="id3" svg:d="M5701 19111l7202-15" svg:viewBox="0 0 7203 16">
          <text:p/>
        </draw:connector>
        <draw:custom-shape draw:style-name="gr34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foo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bar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xml:id="id4" draw:id="id4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4" draw:layer="layout" draw:type="line" svg:x1="2.369cm" svg:y1="8.04cm" svg:x2="2.676cm" svg:y2="8.038cm" draw:start-shape="id2" draw:start-glue-point="1" draw:end-shape="id4" draw:end-glue-point="3" svg:d="M2369 8040l307-2" svg:viewBox="0 0 308 3">
          <text:p/>
        </draw:connector>
        <draw:connector draw:style-name="gr38" draw:text-style-name="P24" draw:layer="layout" draw:type="line" svg:x1="3.387cm" svg:y1="8.038cm" svg:x2="3.722cm" svg:y2="8.026cm" draw:start-shape="id4" draw:start-glue-point="1" draw:end-shape="id5" draw:end-glue-point="3" svg:d="M3387 8038l335-12" svg:viewBox="0 0 336 13">
          <text:p/>
        </draw:connector>
        <draw:custom-shape draw:style-name="gr39" draw:text-style-name="P23" xml:id="id6" draw:id="id6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xml:id="id8" draw:id="id8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7" draw:id="id7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4" draw:layer="layout" draw:type="line" svg:x1="34.347cm" svg:y1="8.04cm" svg:x2="34.654cm" svg:y2="8.038cm" draw:start-shape="id6" draw:start-glue-point="1" draw:end-shape="id7" draw:end-glue-point="3" svg:d="M34347 8040l307-2" svg:viewBox="0 0 308 3">
          <text:p/>
        </draw:connector>
        <draw:connector draw:style-name="gr43" draw:text-style-name="P24" draw:layer="layout" draw:type="line" svg:x1="35.365cm" svg:y1="8.038cm" svg:x2="35.711cm" svg:y2="8.026cm" draw:start-shape="id7" draw:start-glue-point="1" draw:end-shape="id8" draw:end-glue-point="3" svg:d="M35365 8038l346-12" svg:viewBox="0 0 347 13">
          <text:p/>
        </draw:connector>
        <draw:connector draw:style-name="gr44" draw:text-style-name="P24" draw:layer="layout" draw:type="line" svg:x1="5.424cm" svg:y1="8.026cm" svg:x2="32.645cm" svg:y2="8.04cm" draw:start-shape="id5" draw:start-glue-point="1" draw:end-shape="id6" draw:end-glue-point="3" svg:d="M5424 8026l27221 14" svg:viewBox="0 0 27222 15">
          <text:p/>
        </draw:connector>
        <draw:connector draw:style-name="gr44" draw:text-style-name="P24" draw:layer="layout" svg:x1="36.562cm" svg:y1="8.331cm" svg:x2="26.749cm" svg:y2="17.05cm" draw:start-shape="id8" draw:start-glue-point="2" draw:end-shape="id9" draw:end-glue-point="1" svg:d="M36562 8331v8719h-9813" svg:viewBox="0 0 9814 8720">
          <text:p/>
        </draw:connector>
        <draw:custom-shape draw:style-name="gr45" draw:text-style-name="P5" draw:layer="layout" svg:width="10.548cm" svg:height="0.854cm" svg:x="14.966cm" svg:y="21.34cm">
          <text:list text:style-name="L3">
            <text:list-item>
              <text:p text:style-name="P26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5" draw:layer="layout" svg:width="6.446cm" svg:height="0.854cm" svg:x="28.751cm" svg:y="25.4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5" draw:layer="layout" svg:width="7.106cm" svg:height="0.854cm" svg:x="28.766cm" svg:y="24.7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5" draw:layer="layout" svg:width="6.75cm" svg:height="0.854cm" svg:x="28.766cm" svg:y="24.0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30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2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5" draw:layer="layout" svg:width="7.868cm" svg:height="0.854cm" svg:x="28.667cm" svg:y="21.331cm">
          <text:list text:style-name="L3">
            <text:list-item>
              <text:p text:style-name="P9"><text:span text:style-name="T1">Resource Server</text:span><text:span text:style-name="T1"><text:tab/></text:span><text:span text:style-name="T1"><text:tab/></text:span><text:span text:style-name="T1"><text:tab/></text:span><text:span text:style-name="T1">(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10" draw:layer="layout" svg:width="8.224cm" svg:height="0.854cm" svg:x="28.651cm" svg:y="22.035cm">
          <text:list text:style-name="L3">
            <text:list-item>
              <text:p text:style-name="P9"><text:span text:style-name="T1">Resource Retrieval Agent </text:span><text:span text:style-name="T1"><text:tab/></text:span><text:span text:style-name="T1">(RR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30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2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1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1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2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7" draw:layer="layout" svg:width="6.966cm" svg:height="0.854cm" svg:x="2.114cm" svg:y="21.316cm">
          <text:list text:style-name="L3">
            <text:list-item>
              <text:p text:style-name="P26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33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33" draw:layer="layout" svg:width="6.405cm" svg:height="1.346cm" svg:x="14.272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" draw:text-style-name="P24" draw:layer="layout" draw:type="line" svg:x1="23.519cm" svg:y1="18.931cm" svg:x2="14.605cm" svg:y2="18.944cm" draw:start-shape="id10" draw:start-glue-point="4" draw:end-shape="id3" draw:end-glue-point="9" svg:d="M23519 18931l-8914 13" svg:viewBox="0 0 8915 14">
          <text:p/>
        </draw:connector>
        <draw:connector draw:style-name="gr60" draw:text-style-name="P24" draw:layer="layout" draw:type="line" svg:x1="14.605cm" svg:y1="19.287cm" svg:x2="23.519cm" svg:y2="19.253cm" draw:start-shape="id3" draw:start-glue-point="11" draw:end-shape="id10" draw:end-glue-point="5" svg:d="M14605 19287l8914-34" svg:viewBox="0 0 8915 35">
          <text:p/>
        </draw:connector>
        <draw:connector draw:style-name="gr61" draw:text-style-name="P24" draw:layer="layout" draw:type="line" svg:x1="32.414cm" svg:y1="19.12cm" svg:x2="25.221cm" svg:y2="19.096cm" draw:start-shape="id11" draw:start-glue-point="3" draw:end-shape="id10" svg:d="M32414 19120l-7193-24" svg:viewBox="0 0 7194 25">
          <text:p/>
        </draw:connector>
        <draw:connector draw:style-name="gr62" draw:text-style-name="P24" draw:layer="layout" svg:x1="25.047cm" svg:y1="17.05cm" svg:x2="24.37cm" svg:y2="18.791cm" draw:start-shape="id9" draw:start-glue-point="3" draw:end-shape="id10" draw:end-glue-point="0" svg:d="M25047 17050h-677v1741" svg:viewBox="0 0 678 1742">
          <text:p/>
        </draw:connector>
        <draw:custom-shape draw:style-name="gr63" draw:text-style-name="P10" draw:layer="layout" svg:width="8.279cm" svg:height="0.854cm" svg:x="14.967cm" svg:y="24.0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4" draw:text-style-name="P10" draw:layer="layout" svg:width="8.279cm" svg:height="0.854cm" svg:x="28.651cm" svg:y="22.74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34" draw:layer="layout" svg:width="4.953cm" svg:height="2.005cm" svg:x="21.896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RA <text:s text:c="10"/>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7.1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9-29T07:59:16.701303471</dc:date>
    <dc:creator>Igor Zboran</dc:creator>
    <meta:editing-duration>P2DT11H51M54S</meta:editing-duration>
    <meta:editing-cycles>556</meta:editing-cycles>
    <meta:generator>LibreOffice/24.2.6.2$Linux_X86_64 LibreOffice_project/8e9a753d9daaea75c34b417ba1bdf556bf2fc5b3</meta:generator>
    <meta:document-statistic meta:object-count="67"/>
  </office:meta>
</office:document-meta>
</file>